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999cm" table:align="left"/>
    </style:style>
    <style:style style:name="Table1.A" style:family="table-column">
      <style:table-column-properties style:column-width="2.81cm"/>
    </style:style>
    <style:style style:name="Table1.B" style:family="table-column">
      <style:table-column-properties style:column-width="3.189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67ef3" officeooo:paragraph-rsid="00067ef3"/>
    </style:style>
    <style:style style:name="P2" style:family="paragraph" style:parent-style-name="Standard">
      <style:text-properties officeooo:rsid="00071dcb" officeooo:paragraph-rsid="00071dcb"/>
    </style:style>
    <style:style style:name="P3" style:family="paragraph" style:parent-style-name="Standard">
      <style:text-properties officeooo:rsid="00081224" officeooo:paragraph-rsid="00081224"/>
    </style:style>
    <style:style style:name="P4" style:family="paragraph" style:parent-style-name="Standard">
      <style:text-properties officeooo:rsid="000849c8" officeooo:paragraph-rsid="000849c8"/>
    </style:style>
    <style:style style:name="P5" style:family="paragraph" style:parent-style-name="Standard">
      <style:text-properties style:font-name="Courier New" officeooo:rsid="000849c8" officeooo:paragraph-rsid="000849c8"/>
    </style:style>
    <style:style style:name="P6" style:family="paragraph" style:parent-style-name="Standard">
      <style:text-properties style:font-name="Courier New" officeooo:rsid="0008c22b" officeooo:paragraph-rsid="0008c22b"/>
    </style:style>
    <style:style style:name="P7" style:family="paragraph" style:parent-style-name="Standard">
      <style:text-properties officeooo:rsid="0008c22b" officeooo:paragraph-rsid="0008c22b"/>
    </style:style>
    <style:style style:name="P8" style:family="paragraph" style:parent-style-name="Standard">
      <style:text-properties officeooo:rsid="0009e3b8" officeooo:paragraph-rsid="0009e3b8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1dcb" officeooo:paragraph-rsid="00071d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1dcb" officeooo:paragraph-rsid="00071dcb" fo:background-color="#ffa6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67ef3" officeooo:paragraph-rsid="00067e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307 Part1</text:p>
      <text:p text:style-name="P1"/>
      <text:p text:style-name="P1">1.</text:p>
      <text:p text:style-name="P1">When k=1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Actual Class</text:p>
          </table:table-cell>
          <table:table-cell table:style-name="Table1.B1" office:value-type="string">
            <text:p text:style-name="P11">Predicted Class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ext:soft-page-break/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10">Iris-virginica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10">Iris-versicolor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10">Iris-versicolor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10">Iris-versicolor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ext:soft-page-break/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</table:table>
      <text:p text:style-name="P1"/>
      <text:p text:style-name="P2">71/75 accuracy = 94.7%</text:p>
      <text:p text:style-name="P2"/>
      <text:p text:style-name="P2">2.</text:p>
      <text:p text:style-name="P3">When k=3</text:p>
      <text:p text:style-name="P3">69/75 accuracy = 92%</text:p>
      <text:p text:style-name="P8">K affects the accuracy by...</text:p>
      <text:p text:style-name="P3"/>
      <text:p text:style-name="P4">3.</text:p>
      <text:p text:style-name="P4">The main advantages of K-NN are..</text:p>
      <text:p text:style-name="P4"/>
      <text:p text:style-name="P4">The main disadvantages of K-NN are..</text:p>
      <text:p text:style-name="P4"/>
      <text:p text:style-name="P4">4.</text:p>
      <text:p text:style-name="P4">To do k-fold cross validation when k=5 this is what I would do:</text:p>
      <text:p text:style-name="P4"/>
      <text:p text:style-name="P5">Split the validation set into 5 subsets</text:p>
      <text:p text:style-name="P5">For each subset in validation set:</text:p>
      <text:p text:style-name="P5"><text:tab/>test set = subset</text:p>
      <text:p text:style-name="P5"><text:tab/>training set = remaining subsets</text:p>
      <text:p text:style-name="P5"><text:tab/>run K-NN using these</text:p>
      <text:p text:style-name="P5"><text:tab/>compute accuracy</text:p>
      <text:p text:style-name="P5">average the accuracies</text:p>
      <text:p text:style-name="P5"/>
      <text:p text:style-name="P7">5.</text:p>
      <text:p text:style-name="P7">To group the 3 major clusters in the data set I would use K-means clustering with k=3</text:p>
      <text:p text:style-name="P7"/>
      <text:p text:style-name="P7">To do this these are the major steps:</text:p>
      <text:p text:style-name="P7"/>
      <text:p text:style-name="P6">1. set 3 random initial means</text:p>
      <text:p text:style-name="P6">2. Create 3 clusters by relating each instance to the nearest mean</text:p>
      <text:p text:style-name="P6">3. Now replace the means with the centroid of their cluster</text:p>
      <text:p text:style-name="P6">4. Repeat steps 2 &amp; 3 until doing so does not later the clusters</text:p>
      <text:p text:style-name="P6"/>
      <text:p text:style-name="Standard">6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3:09:14.980175325</meta:creation-date>
    <dc:date>2019-03-19T14:14:51.340438694</dc:date>
    <meta:editing-duration>PT45M14S</meta:editing-duration>
    <meta:editing-cycles>4</meta:editing-cycles>
    <meta:generator>LibreOffice/6.1.5.2$Linux_X86_64 LibreOffice_project/90f8dcf33c87b3705e78202e3df5142b201bd805</meta:generator>
    <meta:document-statistic meta:table-count="1" meta:image-count="0" meta:object-count="0" meta:page-count="3" meta:paragraph-count="180" meta:word-count="303" meta:character-count="2796" meta:non-whitespace-character-count="2669"/>
  </office:meta>
</office:document-meta>
</file>